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34FB34926E7A17BF59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33cm" svg:height="22.409cm" svg:x="2.48cm" svg:y="3.629cm">
          <draw:image xlink:href="Pictures/100000000000025E0000034FB34926E7A17BF59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6T19:01:43.461361182</dc:date>
    <meta:editing-duration>PT5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